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0" fo:font-size="20pt" officeooo:paragraph-rsid="000f0440" style:font-size-asian="20pt"/>
    </style:style>
    <style:style style:name="T1" style:family="text">
      <style:text-properties officeooo:rsid="000f0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0" svg:font-family="0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0:20:03</meta:creation-date>
    <dc:date>2013-11-22T11:54:09</dc:date>
    <meta:editing-duration>P0D</meta:editing-duration>
    <meta:editing-cycles>3</meta:editing-cycles>
    <meta:generator>LibreOffice/4.0.1.2$MacOSX_x86 LibreOffice_project/84102822e3d61eb989ddd325abf1ac077904985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